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443cm"/>
    </style:style>
    <style:style style:name="co3" style:family="table-column">
      <style:table-column-properties fo:break-before="auto" style:column-width="4.824cm"/>
    </style:style>
    <style:style style:name="co4" style:family="table-column">
      <style:table-column-properties fo:break-before="auto" style:column-width="7.285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prix_unique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 Piautre « Port Saint Maur »</text:p>
          </table:table-cell>
          <table:table-cell office:value-type="string">
            <text:p>tourbé, fumé, épices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Highland Park 12 ans</text:p>
          </table:table-cell>
          <table:table-cell office:value-type="string">
            <text:p>légèrement fumé, doux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Caol Ila</text:p>
          </table:table-cell>
          <table:table-cell office:value-type="string">
            <text:p>tourbé et gourmand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Telling Stout Cask</text:p>
          </table:table-cell>
          <table:table-cell office:value-type="string">
            <text:p>café, chocolat, épices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Yamazakura</text:p>
          </table:table-cell>
          <table:table-cell office:value-type="string">
            <text:p>doux, aromatique, iodé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Nikka from the Barrel</text:p>
          </table:table-cell>
          <table:table-cell office:value-type="string">
            <text:p>gros caractère, vanille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 office:value-type="string">
            <text:p>4cl</text:p>
          </table:table-cell>
          <table:table-cell office:value-type="string">
            <text:p>6.50€</text:p>
          </table:table-cell>
          <table:table-cell table:number-columns-repeated="1018"/>
        </table:table-row>
        <table:table-row table:style-name="ro1"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/>
          <table:table-cell office:value-type="string">
            <text:p>4cl</text:p>
          </table:table-cell>
          <table:table-cell office:value-type="string">
            <text:p>6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Doorly’s XO</text:p>
          </table:table-cell>
          <table:table-cell office:value-type="string">
            <text:p>riche, doux, fruits secs</text:p>
          </table:table-cell>
          <table:table-cell office:value-type="string">
            <text:p>4cl</text:p>
          </table:table-cell>
          <table:table-cell office:value-type="string">
            <text:p>7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Barcelo Imperial</text:p>
          </table:table-cell>
          <table:table-cell office:value-type="string">
            <text:p>doux, fruité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Matusalem 15 ans</text:p>
          </table:table-cell>
          <table:table-cell office:value-type="string">
            <text:p>orange, vanille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Barbancourt 8 ans</text:p>
          </table:table-cell>
          <table:table-cell office:value-type="string">
            <text:p>puissant, vanillé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Dictador 12 ans</text:p>
          </table:table-cell>
          <table:table-cell office:value-type="string">
            <text:p>fruits exotiques, vanille</text:p>
          </table:table-cell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Flor de Caña 14 ans</text:p>
          </table:table-cell>
          <table:table-cell office:value-type="string">
            <text:p>riche, coco, nougat, épices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Plantation XO</text:p>
          </table:table-cell>
          <table:table-cell office:value-type="string">
            <text:p>boisée, mangue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Santa Teresa</text:p>
          </table:table-cell>
          <table:table-cell office:value-type="string">
            <text:p>doux, miel, banane</text:p>
          </table:table-cell>
          <table:table-cell office:value-type="string">
            <text:p>4cl</text:p>
          </table:table-cell>
          <table:table-cell office:value-type="string">
            <text:p>8.00€</text:p>
          </table:table-cell>
          <table:table-cell table:number-columns-repeated="1018"/>
        </table:table-row>
        <table:table-row table:style-name="ro1">
          <table:table-cell office:value-type="string">
            <text:p>Rhums</text:p>
          </table:table-cell>
          <table:table-cell/>
          <table:table-cell office:value-type="string">
            <text:p>Zacapa 23 ans</text:p>
          </table:table-cell>
          <table:table-cell office:value-type="string">
            <text:p>noix de muscade</text:p>
          </table:table-cell>
          <table:table-cell office:value-type="string">
            <text:p>4cl</text:p>
          </table:table-cell>
          <table:table-cell office:value-type="string">
            <text:p>9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ointreau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Menthe Pastille Giffard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Peppermint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Bailey’s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Poire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ognac aux Amandes Giffard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alvados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Armagnac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ognac VS Prestignac</text:p>
          </table:table-cell>
          <table:table-cell/>
          <table:table-cell office:value-type="string">
            <text:p>4cl</text:p>
          </table:table-cell>
          <table:table-cell office:value-type="string">
            <text:p>5.0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ognac ABK6 VSOP</text:p>
          </table:table-cell>
          <table:table-cell/>
          <table:table-cell office:value-type="string">
            <text:p>4cl</text:p>
          </table:table-cell>
          <table:table-cell office:value-type="string">
            <text:p>6.50€</text:p>
          </table:table-cell>
          <table:table-cell table:number-columns-repeated="1018"/>
        </table:table-row>
        <table:table-row table:style-name="ro1">
          <table:table-cell office:value-type="string">
            <text:p>Digestifs</text:p>
          </table:table-cell>
          <table:table-cell/>
          <table:table-cell office:value-type="string">
            <text:p>Cointreau Noir</text:p>
          </table:table-cell>
          <table:table-cell/>
          <table:table-cell office:value-type="string">
            <text:p>4cl</text:p>
          </table:table-cell>
          <table:table-cell office:value-type="string">
            <text:p>7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Menthe Pastille</text:p>
          </table:table-cell>
          <table:table-cell/>
          <table:table-cell office:value-type="string">
            <text:p>2.5cl</text:p>
          </table:table-cell>
          <table:table-cell office:value-type="string">
            <text:p>3.0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Springbok</text:p>
          </table:table-cell>
          <table:table-cell/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Tequila</text:p>
          </table:table-cell>
          <table:table-cell/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Ruffle</text:p>
          </table:table-cell>
          <table:table-cell office:value-type="string">
            <text:p>Tequila, Passion, Banan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Piscolero</text:p>
          </table:table-cell>
          <table:table-cell office:value-type="string">
            <text:p>Pisco, Grenadine, Jus d’Abricot, Pulco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/>
          <table:table-cell office:value-type="string">
            <text:p>Iros</text:p>
          </table:table-cell>
          <table:table-cell office:value-type="string">
            <text:p>Vodka, Cointreau, Sirop de Cerise, Citron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Mangue, Passion et Vanill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mboise, Citronnelle, Gingembre et Menthe</text:p>
          </table:table-cell>
          <table:table-cell office:value-type="string">
            <text:p>2.5cl</text:p>
          </table:table-cell>
          <table:table-cell office:value-type="string">
            <text:p>3.50€</text:p>
          </table:table-cell>
          <table:table-cell table:number-columns-repeated="1018"/>
        </table:table-row>
        <table:table-row table:style-name="ro1"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 (10cl)</text:p>
          </table:table-cell>
          <table:table-cell office:value-type="string">
            <text:p>5cl</text:p>
          </table:table-cell>
          <table:table-cell office:value-type="string">
            <text:p>7.90€</text:p>
          </table:table-cell>
          <table:table-cell table:number-columns-repeated="1018"/>
        </table:table-row>
        <table:table-row table:style-name="ro1"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 (10cl)</text:p>
          </table:table-cell>
          <table:table-cell office:value-type="string">
            <text:p>5cl</text:p>
          </table:table-cell>
          <table:table-cell office:value-type="string">
            <text:p>9.50€</text:p>
          </table:table-cell>
          <table:table-cell table:number-columns-repeated="1018"/>
        </table:table-row>
        <table:table-row table:style-name="ro1">
          <table:table-cell office:value-type="string">
            <text:p>Gins Tonics</text:p>
          </table:table-cell>
          <table:table-cell/>
          <table:table-cell office:value-type="string">
            <text:p>Gin La Piautre « Origin »</text:p>
          </table:table-cell>
          <table:table-cell office:value-type="string">
            <text:p>Fever Tree Tonic (10cl) — Local</text:p>
          </table:table-cell>
          <table:table-cell office:value-type="string">
            <text:p>5cl</text:p>
          </table:table-cell>
          <table:table-cell office:value-type="string">
            <text:p>9.50€</text:p>
          </table:table-cell>
          <table:table-cell table:number-columns-repeated="1018"/>
        </table:table-row>
        <table:table-row table:style-name="ro1">
          <table:table-cell office:value-type="string">
            <text:p>Gins Tonics</text:p>
          </table:table-cell>
          <table:table-cell/>
          <table:table-cell office:value-type="string">
            <text:p>Gin Botanist</text:p>
          </table:table-cell>
          <table:table-cell office:value-type="string">
            <text:p>Fever Tree Tonic (10cl)</text:p>
          </table:table-cell>
          <table:table-cell office:value-type="string">
            <text:p>5cl</text:p>
          </table:table-cell>
          <table:table-cell office:value-type="string">
            <text:p>10.00€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03/10/2025</text:date>, <text:time>11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3T11:37:59</dc:date>
    <meta:document-statistic meta:table-count="1" meta:cell-count="258" meta:object-count="0"/>
    <meta:generator>OpenOffice/4.1.15$Unix OpenOffice.org_project/4115m2$Build-9813</meta:generator>
  </office:meta>
</office:document-meta>
</file>